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blacksmith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s text:c="4"/><text:span text:style-name="T3">Unlock: Helm Modifier 1</text:span></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 <text:s text:c="4"/><text:span text:style-name="T3">Unlock: Body Modifier 1</text:span></text:p>
      <text:p text:style-name="P2">5.) <text:s/>Track down lost caravan <text:s/>(mandatory) (5:00)<text:span text:style-name="T3">Boss</text:span>: ultra mole</text:p>
      <text:p text:style-name="P6"><text:tab/>Main Quest: track down the lost caravan <text:s text:c="5"/><text:span text:style-name="T3">Unlock: Weapon Modifier 1</text:span></text:p>
      <text:p text:style-name="P6"><text:tab/>Side Quest: <text:span text:style-name="T3"><text:s/></text:span>Rescue any survivors <text:s text:c="9"/><text:span text:style-name="T3">Unlock: Boots Modifier 1</text:span></text:p>
      <text:p text:style-name="P6"/>
      <text:p text:style-name="P3">(Caves)</text:p>
      <text:p text:style-name="P2">6.) <text:s/>Reactivate water pumps (mandatory) -(super mole,jumper,) (6:00)</text:p>
      <text:p text:style-name="P6"><text:tab/>Main Quest: Find and activate the 3 water switches</text:p>
      <text:p text:style-name="P6"><text:tab/>Side Quest: Collect the 2 lost artifacts </text:p>
      <text:p text:style-name="P2">7.) Find and repair broken pipe-(basic commando, grenadier) (4:30)</text:p>
      <text:p text:style-name="P6"><text:s text:c="14"/>Main Quest: our pipe is busted! find it and destroy it (fix it) </text:p>
      <text:p text:style-name="P6"><text:soft-page-break/><text:tab/>Side Quest: </text:p>
      <text:p text:style-name="P2">8.) Fix another piece of infrastructure -(basic commando, grenadier) (4:30)</text:p>
      <text:p text:style-name="P6"><text:s text:c="14"/>Main Quest: Fix piece of infrastructure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4-18T12:03:29.48</dc:date>
    <meta:editing-duration>P5DT5H18M2S</meta:editing-duration>
    <meta:editing-cycles>72</meta:editing-cycles>
    <meta:generator>OpenOffice.org/3.4.1$Win32 OpenOffice.org_project/341m1$Build-9593</meta:generator>
    <meta:document-statistic meta:table-count="0" meta:image-count="0" meta:object-count="0" meta:page-count="5" meta:paragraph-count="133" meta:word-count="1281" meta:character-count="8334"/>
  </office:meta>
</office:document-meta>
</file>